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2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4">00.00.0000</text:date>, <text:time style:data-style-name="N2" text:time-value="0000-00-00T00:00:02.428310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3S</meta:editing-duration>
    <meta:editing-cycles>9</meta:editing-cycles>
    <meta:generator>LibreOffice/4.1.3.2$Linux_X86_64 LibreOffice_project/410m0$Build-2</meta:generator>
    <dc:date>2013-12-24T13:14:43.249047436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